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800000"/>
    </style:style>
    <style:style style:name="T2" style:family="text">
      <style:text-properties fo:color="#0066c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ustomer</text:span>.ID,<text:span text:style-name="T1">Customer</text:span>.CustomerName,<text:span text:style-name="T1">Customer</text:span>.AccountNumber,<text:span text:style-name="T1">Customer</text:span>.CustomerAddress,<text:span text:style-name="T1">Customer</text:span>.CustomerCity,<text:span text:style-name="T1">Customer</text:span>.CustomerState,<text:span text:style-name="T1">Customer</text:span>.CustomerZip,<text:span text:style-name="T2">Bills</text:span>.ID,<text:span text:style-name="T2">Bills</text:span>.BillDate,<text:span text:style-name="T2">Bills</text:span>.BillNumber,<text:span text:style-name="T2">Bills</text:span>.AccountBalance,<text:span text:style-name="T2">Bills</text:span>.DueDate,<text:span text:style-name="T2">Bills</text:span>.BillAmount,<text:span text:style-name="T2">Bills</text:span>.FormatGUID,<text:span text:style-name="T1">Customer</text:span>.DateAdded</text:p>
      <text:p text:style-name="P1"/>
      <text:p text:style-name="P1"/>
      <text:p text:style-name="P1"/>
      <text:p text:style-name="P2">1~FR|2~[CLIENT_GUID]|3~Sample UT file|4~[CURRENT_DATE]<text:span text:style-name="T4">|</text:span>5~[INVOICE_RECORD_COUNT]|6~[INVOICE_RECORD_TOTAL_AMOUNT]</text:p>
      <text:p text:style-name="P2"/>
      <text:p text:style-name="P2">AA~CT|BB~[ACCOUNT_NUMBER]|VV~[CUSTOMER_NAME]|CC~[ADDRESS_1]|DD~[ADDRESS_2]|EE~[CITY]|FF~[STATE]|GG~[ZIP]</text:p>
      <text:p text:style-name="P2">HH~IH|II~R|JJ~[INVOICE_FORMAT]|KK~[INVOICE_NUMBER]|LL~[BILL_DATE]|MM~[DUE_DATE]|NN~[BILL_AMOUNT]|OO~[FIRST_NOTIFICATION_DATE]</text:p>
      <text:p text:style-name="P2">|PP~[SECOND_NOTIFICATION_DATE]|QQ~[BALANCE_DUE]|RR~[CURRENT DATE]|SS~[SERVICE_ADDRESS]</text:p>
      <text:p text:style-name="P2"/>
      <text:p text:style-name="P2">AA~CT|BB~[ACCOUNT_NUMBER]|VV~[CUSTOMER_NAME]|CC~[ADDRESS_1]|DD~[ADDRESS_2]|EE~[CITY]|FF~[STATE]|GG~[ZIP]</text:p>
      <text:p text:style-name="P2">HH~IH|II~R|JJ~[INVOICE_FORMAT]|KK~[INVOICE_NUMBER]|LL~[BILL_DATE]|MM~[DUE_DATE]|NN~[BILL_AMOUNT]|OO~[FIRST_NOTIFICATION_DATE]|PP~[SECOND_NOTIFICATION_DATE]|QQ~[BALANCE_DUE]|RR~[CURRENT DATE]|SS~[SERVICE_ADDRESS]</text:p>
      <text:p text:style-name="P2"/>
      <text:p text:style-name="P2">AA~CT|BB~[ACCOUNT_NUMBER]|VV~[CUSTOMER_NAME]|CC~[ADDRESS_1]|DD~[ADDRESS_2]|EE~[CITY]|FF~[STATE]|GG~[ZIP]</text:p>
      <text:p text:style-name="P2">HH~IH|II~R|JJ~[INVOICE_FORMAT]|KK~[INVOICE_NUMBER]|LL~[BILL_DATE]|MM~[DUE_DATE]|NN~[BILL_AMOUNT]|OO~[FIRST_NOTIFICATION_DATE]|PP~[SECOND_NOTIFICATION_DATE]|QQ~[BALANCE_DUE]|RR~[CURRENT DATE]|SS~[SERVICE_ADDRESS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35M11S</meta:editing-duration>
    <meta:editing-cycles>3</meta:editing-cycles>
    <meta:generator>OpenOffice/4.1.7$Win32 OpenOffice.org_project/417m1$Build-9800</meta:generator>
    <dc:date>2021-01-31T01:02:59.19</dc:date>
    <meta:document-statistic meta:table-count="0" meta:image-count="0" meta:object-count="0" meta:page-count="1" meta:paragraph-count="9" meta:word-count="14" meta:character-count="1332"/>
    <dc:creator>Eli Lopez</dc:creator>
    <meta:user-defined meta:name="Info 1"/>
    <meta:user-defined meta:name="Info 2"/>
    <meta:user-defined meta:name="Info 3"/>
    <meta:user-defined meta:name="Info 4"/>
  </office:meta>
</office:document-meta>
</file>